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form="urn:oasis:names:tc:opendocument:xmlns:form:1.0" xmlns:script="urn:oasis:names:tc:opendocument:xmlns:script:1.0" xmlns:rpt="http://openoffice.org/2005/report" xmlns:xforms="http://www.w3.org/2002/xforms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xml-odf-interop:xmlns:field:1.0" xmlns:math="http://www.w3.org/1998/Math/MathML" xmlns:svg="urn:oasis:names:tc:opendocument:xmlns:svg-compatible:1.0" xmlns:dr3d="urn:oasis:names:tc:opendocument:xmlns:dr3d:1.0" xmlns:table="urn:oasis:names:tc:opendocument:xmlns:table:1.0" xmlns:rdfa="http://docs.oasis-open.org/opendocument/meta/rdfa#" xmlns:xsd="http://www.w3.org/2001/XMLSchema" xmlns:xsi="http://www.w3.org/2001/XMLSchema-instance" xmlns:chart="urn:oasis:names:tc:opendocument:xmlns:chart:1.0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Lohit Hindi1" svg:font-family="'Lohit Hindi'"/>
    <style:font-face style:name="DejaVu Sans" svg:font-family="'DejaVu Sans'" style:font-family-generic="swiss"/>
    <style:font-face style:name="Ubuntu" svg:font-family="Ubuntu" style:font-family-generic="swiss"/>
    <style:font-face style:name="Cambria" style:font-pitch="variable" svg:font-family="Cambria" style:font-family-generic="roman"/>
    <style:font-face style:name="Times New Roman" style:font-pitch="variable" svg:font-family="'Times New Roman'" style:font-family-generic="roman"/>
    <style:font-face style:name="Arial" style:font-pitch="variable" svg:font-family="Arial" style:font-family-generic="swiss"/>
    <style:font-face style:name="Times New Roman1" style:font-pitch="variable" svg:font-family="'Times New Roman'" style:font-family-generic="swiss"/>
    <style:font-face style:name="Ubuntu1" style:font-pitch="variable" svg:font-family="Ubuntu" style:font-family-generic="swiss"/>
    <style:font-face style:name="DejaVu Sans1" style:font-pitch="variable" svg:font-family="'DejaVu Sans'" style:font-family-generic="system"/>
    <style:font-face style:name="Droid Sans Fallback" style:font-pitch="variable" svg:font-family="'Droid Sans Fallback'" style:font-family-generic="system"/>
    <style:font-face style:name="Lohit Hindi" style:font-pitch="variable" svg:font-family="'Lohit Hindi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text:list-style style:name="podBulletedList">
      <text:list-level-style-bullet text:level="1" text:style-name="podBulletStyle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text:bullet-char="•">
        <style:list-level-properties text:space-before="1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</text:list-style>
    <style:style style:name="Table1" style:family="table">
      <style:table-properties table:align="margins" style:writing-mode="lr-tb" style:width="17.59cm"/>
    </style:style>
    <style:style style:name="Table1.A" style:family="table-column">
      <style:table-column-properties style:column-width="2.198cm" style:rel-column-width="8191*"/>
    </style:style>
    <style:style style:name="Table1.H" style:family="table-column">
      <style:table-column-properties style:column-width="2.2cm" style:rel-column-width="8198*"/>
    </style:style>
    <style:style style:name="Table1.A1" style:family="table-cell">
      <style:table-cell-properties fo:border-top="0.002cm solid #000000" fo:border-left="0.002cm solid #000000" fo:border-right="none" fo:padding="0.097cm" fo:border-bottom="0.002cm solid #000000"/>
    </style:style>
    <style:style style:name="Table1.H1" style:family="table-cell">
      <style:table-cell-properties fo:border="0.002cm solid #000000" fo:padding="0.097cm"/>
    </style:style>
    <style:style style:name="Table1.A2" style:family="table-cell">
      <style:table-cell-properties fo:border-top="none" fo:border-left="0.002cm solid #000000" fo:border-right="none" fo:padding="0.097cm" fo:border-bottom="0.002cm solid #000000"/>
    </style:style>
    <style:style style:name="Table1.H2" style:family="table-cell">
      <style:table-cell-properties fo:border-top="none" fo:border-left="0.002cm solid #000000" fo:border-right="0.002cm solid #000000" fo:padding="0.097cm" fo:border-bottom="0.002cm solid #000000"/>
    </style:style>
    <style:style style:name="P1" style:parent-style-name="Standard" style:family="paragraph">
      <style:text-properties style:text-underline-style="none"/>
    </style:style>
    <style:style style:name="P2" style:parent-style-name="Table_20_Contents" style:family="paragraph">
      <style:paragraph-properties fo:text-align="center" style:justify-single-word="false"/>
      <style:text-properties fo:font-weight="bold" style:font-size-asian="8pt" style:font-name="Cambria" style:font-size-complex="8pt" fo:font-size="8pt" style:font-weight-asian="bold" style:font-weight-complex="bold"/>
    </style:style>
    <style:style style:name="P3" style:parent-style-name="Standard" style:family="paragraph">
      <style:text-properties fo:font-weight="bold" style:text-underline-style="none" style:font-size-asian="9pt" style:font-name="Cambria" style:font-size-complex="9pt" fo:font-size="9pt" style:font-weight-asian="bold"/>
    </style:style>
    <style:style style:name="P4" style:family="paragraph">
      <style:paragraph-properties fo:margin-top="0cm" fo:text-indent="0cm" style:writing-mode="lr-tb" style:text-autospace="ideograph-alpha" fo:margin-left="0cm" style:punctuation-wrap="hanging" fo:margin-right="0cm" fo:text-align="start" style:line-break="strict" fo:margin-bottom="0cm" fo:line-height="100%">
        <style:tab-stops/>
      </style:paragraph-properties>
      <style:text-properties fo:hyphenate="false"/>
    </style:style>
    <style:style style:name="T1" style:family="text">
      <style:text-properties fo:font-weight="bold" style:font-size-asian="9pt" style:font-name="Cambria" style:font-size-complex="9pt" fo:font-size="9pt" style:font-weight-asian="bold"/>
    </style:style>
    <style:style style:name="T2" style:family="text">
      <style:text-properties fo:font-weight="normal" fo:font-style="normal" style:use-window-font-color="true" fo:language="en" style:font-style-complex="normal" fo:letter-spacing="normal" style:font-name-asian="DejaVu Sans1" style:country-asian="CN" style:letter-kerning="false" style:font-name-complex="Lohit Hindi" style:text-position="0% 100%" style:text-underline-style="none" style:text-emphasize="none" style:font-name="Ubuntu" style:language-asian="zh" style:font-weight-asian="normal" style:text-scale="100%" style:text-underline-mode="continuous" style:font-weight-complex="normal" style:font-relief="none" style:text-outline="false" style:font-size-complex="12pt" style:text-line-through-style="none" style:font-style-asian="normal" fo:country="US" style:font-size-asian="10.5pt" fo:text-shadow="none" style:text-line-through-mode="continuous" style:language-complex="hi" fo:font-size="10pt" style:country-complex="IN"/>
    </style:style>
    <style:style style:name="Sect1" style:family="section">
      <style:section-properties style:editable="false">
        <style:columns fo:column-gap="0cm" fo:column-count="1"/>
      </style:section-properties>
    </style:style>
  </office:automatic-styles>
  <office:body>
    <office:text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p text:style-name="P3"/>
      <text:section text:style-name="Sect1" text:name="Section1">
        <text:p text:style-name="P1"><text:span text:style-name="T1"/><text:span text:style-name="T1">something</text:span></text:p>
        <text:p text:style-name="P3"/>
        <table:table table:name="Table1" table:style-name="Table1">
          <table:table-column table:number-columns-repeated="7" table:style-name="Table1.A"/>
          <table:table-column table:number-columns-repeated="1" table:style-name="Table1.H"/>
          <table:table-row>
            <table:table-cell office:value-type="string" table:style-name="Table1.A1">
              <text:p text:style-name="Table_20_Contents"/>
            </table:table-cell>
            <table:table-cell office:value-type="string" table:style-name="Table1.A1">
              <text:p text:style-name="Table_20_Contents"/>
            </table:table-cell>
            <table:table-cell office:value-type="string" table:style-name="Table1.A1">
              <text:p text:style-name="P2">bleh</text:p>
            </table:table-cell>
            <table:table-cell office:value-type="string" table:style-name="Table1.A1">
              <text:p text:style-name="P2">a</text:p>
            </table:table-cell>
            <table:table-cell office:value-type="string" table:style-name="Table1.A1"/>
            <table:table-cell office:value-type="string" table:style-name="Table1.A1"/>
            <table:table-cell office:value-type="string" table:style-name="Table1.A1"/>
            <table:table-cell office:value-type="string" table:style-name="Table1.A1"/>
          </table:table-row>
          <table:table-row>
            <table:table-cell office:value-type="string" table:style-name="Table1.A1"/>
            <table:table-cell office:value-type="string" table:style-name="Table1.A1"/>
            <table:table-cell office:value-type="string" table:style-name="Table1.A1"/>
            <table:table-cell office:value-type="string" table:style-name="Table1.A1">
              <text:p text:style-name="Table_20_Contents">Every</text:p>
            </table:table-cell>
            <table:table-cell office:value-type="string" table:style-name="Table1.A1">
              <text:p text:style-name="Table_20_Contents">Thing</text:p>
            </table:table-cell>
            <table:table-cell office:value-type="string" table:style-name="Table1.A1">
              <text:p text:style-name="Table_20_Contents">Here</text:p>
            </table:table-cell>
            <table:table-cell office:value-type="string" table:style-name="Table1.A1">
              <text:p text:style-name="Table_20_Contents">Is</text:p>
            </table:table-cell>
            <table:table-cell office:value-type="string" table:style-name="Table1.H1">
              <text:p text:style-name="Table_20_Contents">deleted</text:p>
            </table:table-cell>
          </table:table-row>
          <table:table-row>
            <table:table-cell office:value-type="string" table:style-name="Table1.A2">
              <text:p text:style-name="Table_20_Contents"/>
            </table:table-cell>
            <table:table-cell office:value-type="string" table:style-name="Table1.A2">
              <text:p text:style-name="Table_20_Contents"/>
            </table:table-cell>
            <table:table-cell office:value-type="string" table:style-name="Table1.A2">
              <text:p text:style-name="Table_20_Contents"/>
            </table:table-cell>
            <table:table-cell office:value-type="string" table:style-name="Table1.A2">
              <text:p text:style-name="Table_20_Contents"/>
            </table:table-cell>
            <table:table-cell office:value-type="string" table:style-name="Table1.A2">
              <text:p text:style-name="Table_20_Contents"/>
            </table:table-cell>
            <table:table-cell office:value-type="string" table:style-name="Table1.A2">
              <text:p text:style-name="Table_20_Contents"/>
            </table:table-cell>
            <table:table-cell office:value-type="string" table:style-name="Table1.A2">
              <text:p text:style-name="Table_20_Contents"/>
            </table:table-cell>
            <table:table-cell office:value-type="string" table:style-name="Table1.H2">
              <text:p text:style-name="Table_20_Contents"/>
            </table:table-cell>
          </table:table-row>
          <table:table-row>
            <table:table-cell office:value-type="string" table:style-name="Table1.A2">
              <text:p text:style-name="Table_20_Contents"/>
            </table:table-cell>
            <table:table-cell office:value-type="string" table:style-name="Table1.A2">
              <text:p text:style-name="Table_20_Contents"/>
            </table:table-cell>
            <table:table-cell office:value-type="string" table:style-name="Table1.A2">
              <text:p text:style-name="Table_20_Contents"/>
            </table:table-cell>
            <table:table-cell office:value-type="string" table:style-name="Table1.A2">
              <text:p text:style-name="Table_20_Contents"/>
            </table:table-cell>
            <table:table-cell office:value-type="string" table:style-name="Table1.A2">
              <text:p text:style-name="Table_20_Contents"/>
            </table:table-cell>
            <table:table-cell office:value-type="string" table:style-name="Table1.A2">
              <text:p text:style-name="Table_20_Contents"/>
            </table:table-cell>
            <table:table-cell office:value-type="string" table:style-name="Table1.A2">
              <text:p text:style-name="Table_20_Contents"/>
            </table:table-cell>
            <table:table-cell office:value-type="string" table:style-name="Table1.H2">
              <text:p text:style-name="Table_20_Contents"/>
            </table:table-cell>
          </table:table-row>
        </table:table>
        <text:p text:style-name="P3"/>
      </text:section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form="urn:oasis:names:tc:opendocument:xmlns:form:1.0" xmlns:script="urn:oasis:names:tc:opendocument:xmlns:script:1.0" xmlns:rpt="http://openoffice.org/2005/report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ooo="http://openoffice.org/2004/office" xmlns:oooc="http://openoffice.org/2004/calc" xmlns:xlink="http://www.w3.org/1999/xlink" xmlns:svg="urn:oasis:names:tc:opendocument:xmlns:svg-compatible:1.0" xmlns:office="urn:oasis:names:tc:opendocument:xmlns:office:1.0" xmlns:math="http://www.w3.org/1998/Math/MathML" xmlns:of="urn:oasis:names:tc:opendocument:xmlns:of:1.2" xmlns:dr3d="urn:oasis:names:tc:opendocument:xmlns:dr3d:1.0" xmlns:table="urn:oasis:names:tc:opendocument:xmlns:table:1.0" xmlns:rdfa="http://docs.oasis-open.org/opendocument/meta/rdfa#" xmlns:chart="urn:oasis:names:tc:opendocument:xmlns:chart:1.0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Lohit Hindi1" svg:font-family="'Lohit Hindi'"/>
    <style:font-face style:name="DejaVu Sans" svg:font-family="'DejaVu Sans'" style:font-family-generic="swiss"/>
    <style:font-face style:name="Ubuntu" svg:font-family="Ubuntu" style:font-family-generic="swiss"/>
    <style:font-face style:name="Cambria" style:font-pitch="variable" svg:font-family="Cambria" style:font-family-generic="roman"/>
    <style:font-face style:name="Times New Roman" style:font-pitch="variable" svg:font-family="'Times New Roman'" style:font-family-generic="roman"/>
    <style:font-face style:name="Arial" style:font-pitch="variable" svg:font-family="Arial" style:font-family-generic="swiss"/>
    <style:font-face style:name="Times New Roman1" style:font-pitch="variable" svg:font-family="'Times New Roman'" style:font-family-generic="swiss"/>
    <style:font-face style:name="Ubuntu1" style:font-pitch="variable" svg:font-family="Ubuntu" style:font-family-generic="swiss"/>
    <style:font-face style:name="DejaVu Sans1" style:font-pitch="variable" svg:font-family="'DejaVu Sans'" style:font-family-generic="system"/>
    <style:font-face style:name="Droid Sans Fallback" style:font-pitch="variable" svg:font-family="'Droid Sans Fallback'" style:font-family-generic="system"/>
    <style:font-face style:name="Lohit Hindi" style:font-pitch="variable" svg:font-family="'Lohit Hindi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 style:parent-style-name="Standard">
      <style:paragraph-properties fo:margin-left="0cm" fo:margin-right="0cm" fo:margin-top="0.101cm" fo:margin-bottom="0.169cm" fo:text-indent="0cm" style:auto-text-indent="false" style:page-number="auto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graphic">
      <style:graphic-properties draw:end-line-spacing-horizontal="0.283cm" draw:shadow-offset-y="0.3cm" draw:shadow-offset-x="0.3cm" style:flow-with-text="false" draw:start-line-spacing-vertical="0.283cm" draw:start-line-spacing-horizontal="0.283cm" draw:end-line-spacing-vertical="0.283cm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US" fo:language="en" style:language-asian="zh" style:language-complex="hi" style:font-size-asian="10.5pt" fo:font-size="12pt" style:font-size-complex="12pt" style:country-asian="CN" style:letter-kerning="true" style:country-complex="IN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fo:hyphenation-remain-char-count="2" style:use-window-font-color="true" fo:country="US" fo:language="en" fo:hyphenation-push-char-count="2" style:font-name="Times New Roman" style:language-asian="zh" style:language-complex="hi" style:font-size-asian="10.5pt" style:font-name-asian="Droid Sans Fallback" fo:font-size="12pt" style:font-size-complex="12pt" style:country-asian="CN" style:letter-kerning="true" fo:hyphenate="false" style:font-name-complex="Lohit Hind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Heading" style:next-style-name="Text_20_body" style:class="text" style:parent-style-name="Standard" style:family="paragraph">
      <style:paragraph-properties fo:margin-top="0.423cm" fo:keep-with-next="always" fo:margin-bottom="0.212cm"/>
      <style:text-properties style:font-size-asian="14pt" style:font-name="Arial" style:font-size-complex="14pt" style:font-name-asian="Droid Sans Fallback" fo:font-size="14pt" style:font-name-complex="Lohit Hindi"/>
    </style:style>
    <style:style style:name="Text_20_body" style:display-name="Text body" style:class="text" style:parent-style-name="Standard" style:family="paragraph">
      <style:paragraph-properties fo:margin-top="0cm" fo:margin-bottom="0.212cm"/>
    </style:style>
    <style:style style:name="List" style:class="list" style:parent-style-name="Text_20_body" style:family="paragraph">
      <style:text-properties style:font-size-asian="12pt" style:font-name-complex="Lohit Hindi1"/>
    </style:style>
    <style:style style:name="Caption" style:class="extra" style:parent-style-name="Standard" style:family="paragraph">
      <style:paragraph-properties fo:margin-top="0.212cm" text:number-lines="false" text:line-number="0" fo:margin-bottom="0.212cm"/>
      <style:text-properties fo:font-style="italic" style:font-size-asian="12pt" style:font-size-complex="12pt" fo:font-size="12pt" style:font-style-asian="italic" style:font-style-complex="italic" style:font-name-complex="Lohit Hindi1"/>
    </style:style>
    <style:style style:name="Index" style:class="index" style:parent-style-name="Standard" style:family="paragraph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class="extra" style:parent-style-name="Standard" style:family="paragraph">
      <style:paragraph-properties text:number-lines="false" text:line-number="0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text-indent="-0.762cm" text:label-followed-by="listtab" fo:margin-left="0.762cm" text:list-tab-stop-position="0.762cm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text-indent="-1.016cm" text:label-followed-by="listtab" fo:margin-left="1.016cm" text:list-tab-stop-position="1.016cm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text-indent="-1.27cm" text:label-followed-by="listtab" fo:margin-left="1.27cm" text:list-tab-stop-position="1.27cm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text-indent="-1.524cm" text:label-followed-by="listtab" fo:margin-left="1.524cm" text:list-tab-stop-position="1.524cm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text-indent="-1.778cm" text:label-followed-by="listtab" fo:margin-left="1.778cm" text:list-tab-stop-position="1.778cm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text-indent="-2.032cm" text:label-followed-by="listtab" fo:margin-left="2.032cm" text:list-tab-stop-position="2.032cm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text-indent="-2.286cm" text:label-followed-by="listtab" fo:margin-left="2.286cm" text:list-tab-stop-position="2.286cm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text-indent="-2.54cm" text:label-followed-by="listtab" fo:margin-left="2.54cm" text:list-tab-stop-position="2.54cm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text-indent="-2.794cm" text:label-followed-by="listtab" fo:margin-left="2.794cm" text:list-tab-stop-position="2.794cm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text-indent="-3.048cm" text:label-followed-by="listtab" fo:margin-left="3.048cm" text:list-tab-stop-position="3.048cm"/>
        </style:list-level-properties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</office:styles>
  <office:automatic-styles>
    <style:page-layout style:name="Mpm1">
      <style:page-layout-properties fo:margin-top="2cm" style:writing-mode="lr-tb" fo:margin-left="2cm" fo:page-width="21.59cm" style:num-format="1" style:print-orientation="portrait" style:footnote-max-height="0cm" fo:margin-bottom="2cm" fo:page-height="27.94cm" fo:margin-right="2cm">
        <style:footnote-sep style:adjustment="left" style:rel-width="25%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initial-creator>David Burke</meta:initial-creator>
    <meta:creation-date>2011-02-16T13:17:56</meta:creation-date>
    <dc:date>2011-02-16T13:24:58</dc:date>
    <dc:creator>David Burke</dc:creator>
    <meta:editing-duration>PT7M2S</meta:editing-duration>
    <meta:editing-cycles>10</meta:editing-cycles>
    <meta:generator>OpenOffice.org/3.0$Linux OpenOffice.org_project/300m15$Build-9379</meta:generator>
    <meta:document-statistic meta:character-count="27" meta:image-count="0" meta:object-count="0" meta:page-count="1" meta:paragraph-count="7" meta:table-count="1" meta:word-count="7"/>
  </office:meta>
</office:document-meta>
</file>